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423cm" fo:margin-bottom="0.423cm" fo:line-height="100%"/>
    </style:style>
    <style:style style:name="P2" style:family="paragraph" style:parent-style-name="Standard" style:list-style-name="WWNum1">
      <style:paragraph-properties fo:margin-left="1.27cm" fo:margin-right="0cm" fo:text-indent="-0.635cm" style:auto-text-indent="false"/>
    </style:style>
    <style:style style:name="P3" style:family="paragraph" style:parent-style-name="Standard" style:list-style-name="WWNum2">
      <style:paragraph-properties fo:margin-left="1.27cm" fo:margin-right="0cm" fo:text-indent="-0.635cm" style:auto-text-indent="false"/>
    </style:style>
    <style:style style:name="P4" style:family="paragraph" style:parent-style-name="Standard" style:list-style-name="WWNum3">
      <style:paragraph-properties fo:margin-left="1.27cm" fo:margin-right="0cm" fo:text-indent="-0.635cm" style:auto-text-indent="false"/>
    </style:style>
    <style:style style:name="P5" style:family="paragraph" style:parent-style-name="Standard" style:list-style-name="WWNum1">
      <style:paragraph-properties loext:contextual-spacing="false" fo:margin-left="1.27cm" fo:margin-right="0cm" fo:margin-top="0cm" fo:margin-bottom="0cm" fo:line-height="100%" fo:text-indent="-0.635cm" style:auto-text-indent="false"/>
    </style:style>
    <style:style style:name="P6" style:family="paragraph" style:parent-style-name="Standard" style:list-style-name="WWNum2">
      <style:paragraph-properties fo:margin-left="2.54cm" fo:margin-right="0cm" fo:text-indent="-0.635cm" style:auto-text-indent="false"/>
    </style:style>
    <style:style style:name="P7" style:family="paragraph" style:parent-style-name="Standard" style:list-style-name="WWNum2">
      <style:paragraph-properties fo:margin-left="2.54cm" fo:margin-right="0cm" fo:text-indent="-0.635cm" style:auto-text-indent="false"/>
      <style:text-properties style:text-underline-style="none"/>
    </style:style>
    <style:style style:name="P8" style:family="paragraph" style:parent-style-name="Standard" style:list-style-name="WWNum3">
      <style:paragraph-properties fo:margin-left="2.54cm" fo:margin-right="0cm" fo:text-indent="-0.635cm" style:auto-text-indent="false"/>
      <style:text-properties style:text-underline-style="none"/>
    </style:style>
    <style:style style:name="P9" style:family="paragraph" style:parent-style-name="Standard" style:list-style-name="WWNum3">
      <style:paragraph-properties fo:margin-left="2.54cm" fo:margin-right="0cm" fo:text-indent="-0.635cm" style:auto-text-indent="false"/>
    </style:style>
    <style:style style:name="P10" style:family="paragraph" style:parent-style-name="Heading_20_2"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B - ACID</text:p>
      <text:p text:style-name="Standard">To maintain the integrity of a database, all transactions must obey ACID properties. <text:span text:style-name="T1">ACID</text:span> is an acronym for</text:p>
      <text:p text:style-name="Standard"><text:span text:style-name="T2">atomicity</text:span>, <text:span text:style-name="T2">consistency</text:span>, <text:span text:style-name="T2">isolation</text:span>, and <text:span text:style-name="T2">durability</text:span>.</text:p>
      <text:list xml:id="list6777754911029150860" text:style-name="WWNum2">
        <text:list-item>
          <text:p text:style-name="P3">Atomicity: A transaction is an atomic unit; hence, all the instructions within a transaction will successfully execute, or none of them will execute.If any of the instructions fail, the entire transaction should abort and rollback.</text:p>
        </text:list-item>
        <text:list-item>
          <text:p text:style-name="P3">Consistency: A database is initially in a consistent state, and it should remain consistent after every transaction.</text:p>
        </text:list-item>
        <text:list-item>
          <text:p text:style-name="P3">Isolation: If the multiple transactions are running concurrently, they should not be affected by each other, the result should be the same as the result obtained if the transactions were running sequentially.</text:p>
        </text:list-item>
        <text:list-item>
          <text:p text:style-name="P3">Durability: Changes that have been committed to the database should remain even in the case of software and hardware failure. These updates now become permanent and are stored in non-volatile memory. The effects of the transaction, thus, are never lost.</text:p>
        </text:list-item>
      </text:list>
      <text:p text:style-name="Heading_20_2"><text:bookmark text:name="_h953q755kwo5"/>ORM</text:p>
      <text:list xml:id="list1011404923848726179" text:style-name="WWNum3">
        <text:list-item>
          <text:p text:style-name="P4">SQLAlchemy:</text:p>
          <text:list>
            <text:list-item>
              <text:p text:style-name="P9">In some ways, the ORM is a bonus to Core that automates commonly-required create, read, update and delete operations.</text:p>
            </text:list-item>
            <text:list-item>
              <text:p text:style-name="P9">Can be used with or without the ORM features.</text:p>
            </text:list-item>
            <text:list-item>
              <text:p text:style-name="P9">It allows to write Python code to map from the database schema to the applications' Python objects. No SQL is required to create, maintain and query the database. </text:p>
            </text:list-item>
            <text:list-item>
              <text:p text:style-name="P9">The mapping allows SQLAlchemy to handle the underlying database so developers can work with their Python objects instead of writing bridge code to get data in and out of relational tables.</text:p>
            </text:list-item>
            <text:list-item>
              <text:p text:style-name="P8"/>
            </text:list-item>
          </text:list>
        </text:list-item>
        <text:list-item>
          <text:p text:style-name="P4">The Django ORM: </text:p>
          <text:list>
            <text:list-item>
              <text:p text:style-name="P9">includes a default<text:a xlink:type="simple" xlink:href="https://www.fullstackpython.com/object-relational-mappers-orms.html" text:style-name="ListLabel_20_28" text:visited-style-name="ListLabel_20_28"> </text:a><text:a xlink:type="simple" xlink:href="https://www.fullstackpython.com/object-relational-mappers-orms.html" text:style-name="ListLabel_20_28" text:visited-style-name="ListLabel_20_28">object-relational mapping layer (ORM)</text:a> that can be used to interact with application<text:a xlink:type="simple" xlink:href="https://www.fullstackpython.com/data.html" text:style-name="ListLabel_20_28" text:visited-style-name="ListLabel_20_28"> </text:a><text:a xlink:type="simple" xlink:href="https://www.fullstackpython.com/data.html" text:style-name="ListLabel_20_28" text:visited-style-name="ListLabel_20_28">data</text:a> from various<text:a xlink:type="simple" xlink:href="https://www.fullstackpython.com/databases.html" text:style-name="ListLabel_20_28" text:visited-style-name="ListLabel_20_28"> </text:a><text:a xlink:type="simple" xlink:href="https://www.fullstackpython.com/databases.html" text:style-name="ListLabel_20_28" text:visited-style-name="ListLabel_20_28">relational databases</text:a> such as<text:a xlink:type="simple" xlink:href="https://www.fullstackpython.com/sqlite.html" text:style-name="ListLabel_20_28" text:visited-style-name="ListLabel_20_28"> </text:a><text:a xlink:type="simple" xlink:href="https://www.fullstackpython.com/sqlite.html" text:style-name="ListLabel_20_28" text:visited-style-name="ListLabel_20_28">SQLite</text:a>,<text:a xlink:type="simple" xlink:href="https://www.fullstackpython.com/postgresql.html" text:style-name="ListLabel_20_28" text:visited-style-name="ListLabel_20_28"> </text:a><text:a xlink:type="simple" xlink:href="https://www.fullstackpython.com/postgresql.html" text:style-name="ListLabel_20_28" text:visited-style-name="ListLabel_20_28">PostgreSQL</text:a> and<text:a xlink:type="simple" xlink:href="https://www.fullstackpython.com/mysql.html" text:style-name="ListLabel_20_28" text:visited-style-name="ListLabel_20_28"> </text:a><text:a xlink:type="simple" xlink:href="https://www.fullstackpython.com/mysql.html" text:style-name="ListLabel_20_28" text:visited-style-name="ListLabel_20_28">MySQL</text:a>.</text:p>
            </text:list-item>
          </text:list>
        </text:list-item>
        <text:list-item>
          <text:p text:style-name="P4">PonyORM:</text:p>
          <text:list>
            <text:list-item>
              <text:p text:style-name="P9">It let write complex SQL queries using the python generator syntax, and then converts and executes this as SQL.</text:p>
            </text:list-item>
            <text:list-item>
              <text:p text:style-name="P9">Simplicity of writing fairly complex queries.</text:p>
            </text:list-item>
            <text:list-item>
              <text:p text:style-name="P9">It eliminates the need to use a function like <text:span text:style-name="T1">commit()</text:span> at the end of all functions where to update a record.</text:p>
            </text:list-item>
            <text:list-item>
              <text:p text:style-name="P9">It has support for One-To-One, One-To-Many and Many-To-Many relationships.</text:p>
            </text:list-item>
            <text:list-item>
              <text:p text:style-name="P9">Doesn't yet have migrations.</text:p>
            </text:list-item>
          </text:list>
        </text:list-item>
        <text:list-item>
          <text:p text:style-name="P4"><text:soft-page-break/>Peewee:</text:p>
          <text:list>
            <text:list-item>
              <text:p text:style-name="P9">Peewee can be used with any web framework or without a web framework. </text:p>
            </text:list-item>
            <text:list-item>
              <text:p text:style-name="P9">Any of the common relational database backends such as<text:a xlink:type="simple" xlink:href="https://www.fullstackpython.com/postgresql.html" text:style-name="ListLabel_20_28" text:visited-style-name="ListLabel_20_28"> </text:a><text:a xlink:type="simple" xlink:href="https://www.fullstackpython.com/postgresql.html" text:style-name="ListLabel_20_28" text:visited-style-name="ListLabel_20_28">PostgreSQL</text:a>,<text:a xlink:type="simple" xlink:href="https://www.fullstackpython.com/mysql.html" text:style-name="ListLabel_20_28" text:visited-style-name="ListLabel_20_28"> </text:a><text:a xlink:type="simple" xlink:href="https://www.fullstackpython.com/mysql.html" text:style-name="ListLabel_20_28" text:visited-style-name="ListLabel_20_28">MySQL</text:a> or<text:a xlink:type="simple" xlink:href="https://www.fullstackpython.com/sqlite.html" text:style-name="ListLabel_20_28" text:visited-style-name="ListLabel_20_28"> </text:a><text:a xlink:type="simple" xlink:href="https://www.fullstackpython.com/sqlite.html" text:style-name="ListLabel_20_28" text:visited-style-name="ListLabel_20_28">SQLite</text:a> are supported, although a database driver is still required.</text:p>
            </text:list-item>
            <text:list-item>
              <text:p text:style-name="P8"/>
            </text:list-item>
          </text:list>
        </text:list-item>
      </text:list>
      <text:p text:style-name="Heading_20_2"><text:bookmark text:name="_qweel844hhrg"/>JWT</text:p>
      <text:p text:style-name="Standard">SON Web Token (JWT) is an open standard (<text:a xlink:type="simple" xlink:href="https://tools.ietf.org/html/rfc7519" text:style-name="ListLabel_20_28" text:visited-style-name="ListLabel_20_28">RFC 7519</text:a>) that defines a compact and self-contained way for securely transmitting information between parties as a JSON object. This information can be verified and trusted because it is digitally signed. JWTs can be signed using a secret (with the <text:span text:style-name="T1">HMAC</text:span> algorithm) or a public/private key pair using <text:span text:style-name="T1">RSA</text:span> or <text:span text:style-name="T1">ECDSA</text:span>.</text:p>
      <text:p text:style-name="P1">Although JWTs can be encrypted to also provide secrecy between parties, we will focus on <text:span text:style-name="T2">signed</text:span> tokens. Signed tokens can verify the <text:span text:style-name="T2">integrity</text:span> of the claims contained within it, while encrypted tokens <text:span text:style-name="T2">hide</text:span> those claims from other parties. When tokens are signed using public/private key pairs, the signature also certifies that only the party holding the private key is the one that signed it.</text:p>
      <text:p text:style-name="Heading_20_2"><text:bookmark text:name="_c18169r5q2rz"/>CORS</text:p>
      <text:p text:style-name="Standard">A request for a resource (like an image or a font) outside of the origin is known as a <text:span text:style-name="T2">cross-origin</text:span> request. CORS (cross-origin resource sharing) manages cross-origin requests.</text:p>
      <text:p text:style-name="Standard">Cross-origin requests, however, mean that servers must implement ways to handle requests from origins outside of their own. CORS allows servers to specify who (i.e., which origins) can access the assets on the server, among many other things.</text:p>
      <text:p text:style-name="Standard">The CORS standard is needed because it allows servers to specify not just who can access its assets, but also <text:span text:style-name="T2">how</text:span> the assets can be accessed.</text:p>
      <text:p text:style-name="Heading_20_2"><text:bookmark text:name="_zd36cnlszorz"/>HTTP VERBS</text:p>
      <text:p text:style-name="Standard">The HTTP verbs comprise a major portion of our “uniform interface” constraint and provide us the action counterpart to the noun-based resource. The primary or most-commonly-used HTTP verbs (or methods, as they are properly called) are POST, GET, PUT, PATCH, and DELETE. These correspond to create, read, update, and delete (or CRUD) operations, respectively. There are a number of other verbs, too, but are utilized less frequently. Of those less-frequent methods, OPTIONS and HEAD are used more often than others.</text:p>
      <text:list xml:id="list2575355621585255391" text:style-name="WWNum1">
        <text:list-item>
          <text:p text:style-name="P2">POST: The POST verb is most-often utilized to <text:span text:style-name="T1">create</text:span>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list-item>
        <text:list-item>
          <text:p text:style-name="P2">GET: The HTTP GET method is used to **read** (or retrieve) a representation of a resource. In the “happy” (or non-error) path, GET returns a representation in XML or JSON and an HTTP response code of 200 (OK). In an error case, it most often returns <text:soft-page-break/>a 404 (NOT FOUND) or 400 (BAD REQUEST).</text:p>
        </text:list-item>
        <text:list-item>
          <text:p text:style-name="P5">PUT: PUT is most-often utilized for **update** capabilities, PUT-ing to a known resource URI with the request body containing the newly-updated representation of the original resource. 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p>
        </text:list-item>
        <text:list-item>
          <text:p text:style-name="P2">PATCH: PATCH is used for **modify** capabilities. The PATCH request only needs to contain the changes to the resource, not the complete resource. This resembles PUT, but the body contains a set of instructions describing how a resource currently residing on the server should be modified to produce a new version. This means that the PATCH body should not just be a modified part of the resource, but in some kind of patch language like JSON Patch or XML Patch.</text:p>
        </text:list-item>
        <text:list-item>
          <text:p text:style-name="P5">DELETE: DELETE is pretty easy to understand. It is used to **delete** a resource identified by a URI. On successful deletion, return HTTP status 200 (OK) along with a response body, perhaps the representation of the deleted item (often demands too much bandwidth), or a wrapped response (see Return Values below). Either that or return HTTP status 204 (NO CONTENT) with no response body. In other words, a 204 status with no body, or the JSEND-style response and HTTP status 200 are the recommended responses.</text:p>
        </text:list-item>
        <text:list-item>
          <text:p text:style-name="P2">HEAD: The HEAD method is functionally similar to GET, except that the server replies with a response line and headers, but no entity-body.</text:p>
        </text:list-item>
        <text:list-item>
          <text:p text:style-name="P2">CONNECT: The CONNECT method is used by the client to establish a network connection to a web server over HTTP. </text:p>
        </text:list-item>
        <text:list-item>
          <text:p text:style-name="P2">OPTIONS: The OPTIONS method is used by the client to find out the HTTP methods and other options supported by a web server. The client can specify a URL for the OPTIONS method, or an asterisk (*) to refer to the entire server.</text:p>
        </text:list-item>
        <text:list-item>
          <text:p text:style-name="P2">TRACE: The TRACE method is used to echo the contents of an HTTP Request back to the requester which can be used for debugging purpose at the time of develop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document-statistic meta:table-count="0" meta:image-count="0" meta:object-count="0" meta:page-count="3" meta:paragraph-count="42" meta:word-count="1186" meta:character-count="7009"/>
    <dc:date>2020-06-16T15:39:27.07</dc:date>
    <dc:creator>Erika Roxana Olea Sanchez</dc:creator>
    <meta:editing-duration>PT14S</meta:editing-duration>
    <meta:editing-cycles>1</meta:editing-cycles>
  </office:meta>
</office:document-meta>
</file>